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8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9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2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67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8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8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1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3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31">
            <text:p>08/31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IF([.C53]&gt;0;0.39*[.C53];&quot; &quot;)" office:value-type="currency" office:currency="USD" office:value="67.08">
            <text:p>$67.08</text:p>
          </table:table-cell>
          <table:table-cell table:style-name="ce52" table:formula="of:=IF([.C53]&gt;0;[.C53]-[.E53];&quot; &quot;)" office:value-type="currency" office:currency="USD" office:value="104.92">
            <text:p>$104.92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4])" office:value-type="currency" office:currency="USD" office:value="845">
            <text:p>$845.00</text:p>
          </table:table-cell>
          <table:table-cell table:style-name="ce47"/>
          <table:table-cell table:style-name="ce23" table:formula="of:=[.C55]" office:value-type="string" office:string-value="August">
            <text:p>August</text:p>
          </table:table-cell>
          <table:table-cell table:style-name="ce35" table:formula="of:=SUM([.F44:.F54])" office:value-type="currency" office:currency="USD" office:value="515.45">
            <text:p>$515.45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7:.C57])" office:value-type="currency" office:currency="USD" office:value="0">
            <text:p>$0.00</text:p>
          </table:table-cell>
          <table:table-cell table:style-name="ce47"/>
          <table:table-cell table:style-name="ce23" table:formula="of:=[.C58]" office:value-type="string" office:string-value="September">
            <text:p>September</text:p>
          </table:table-cell>
          <table:table-cell table:style-name="ce35" table:formula="of:=SUM([.F57:.F57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0]" office:value-type="currency" office:currency="USD" office:value="0">
            <text:p>$0.00</text:p>
          </table:table-cell>
          <table:table-cell table:style-name="ce52" table:formula="of:=[.C60]-[.E60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0:.C60])" office:value-type="currency" office:currency="USD" office:value="0">
            <text:p>$0.00</text:p>
          </table:table-cell>
          <table:table-cell table:style-name="ce47"/>
          <table:table-cell table:style-name="ce23" table:formula="of:=[.C61]" office:value-type="string" office:string-value="October">
            <text:p>October</text:p>
          </table:table-cell>
          <table:table-cell table:style-name="ce35" table:formula="of:=SUM([.F60:.F60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3:.C63])" office:value-type="currency" office:currency="USD" office:value="0">
            <text:p>$0.00</text:p>
          </table:table-cell>
          <table:table-cell table:style-name="ce47"/>
          <table:table-cell table:style-name="ce23" table:formula="of:=[.C64]" office:value-type="string" office:string-value="November">
            <text:p>November</text:p>
          </table:table-cell>
          <table:table-cell table:style-name="ce35" table:formula="of:=SUM([.F63:.F63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6:.C66])" office:value-type="currency" office:currency="USD" office:value="0">
            <text:p>$0.00</text:p>
          </table:table-cell>
          <table:table-cell table:style-name="ce47"/>
          <table:table-cell table:style-name="ce23" table:formula="of:=[.C67]" office:value-type="string" office:string-value="December">
            <text:p>December</text:p>
          </table:table-cell>
          <table:table-cell table:style-name="ce35" table:formula="of:=SUM([.F66:.F66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68])" office:value-type="currency" office:currency="USD" office:value="3204">
            <text:p>$3,204</text:p>
          </table:table-cell>
          <table:table-cell table:style-name="ce25" table:formula="of:=SUM([.D8:.D68])" office:value-type="currency" office:currency="USD" office:value="3204">
            <text:p>$3,204</text:p>
          </table:table-cell>
          <table:table-cell table:style-name="ce48" table:formula="of:=SUM([.E8:.E68])" office:value-type="currency" office:currency="USD" office:value="1250.04">
            <text:p>$1,250</text:p>
          </table:table-cell>
          <table:table-cell table:style-name="ce48" table:formula="of:=SUM([.F8:.F68])" office:value-type="currency" office:currency="USD" office:value="1953.96">
            <text:p>$1,954</text:p>
          </table:table-cell>
          <table:table-cell table:style-name="ce48" table:formula="of:=SUM([.G8:.G68])" office:value-type="currency" office:currency="USD" office:value="1953.96">
            <text:p>$1,954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3]&lt;=0;&quot; &quot;;[.D73]/[.C73])" office:value-type="string" office:string-value=" ">
            <text:p><text:s/></text:p>
          </table:table-cell>
          <table:table-cell table:style-name="ce55" table:formula="of:=IF([.C73]&lt;=0;&quot; &quot;;[.E73]/[.C73])" office:value-type="string" office:string-value=" ">
            <text:p><text:s/></text:p>
          </table:table-cell>
          <table:table-cell table:style-name="ce55" table:formula="of:=IF([.D73]&lt;=0;&quot; &quot;;[.E73]/[.D7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4]&lt;=0;&quot; &quot;;[.D74]/[.C74])" office:value-type="percentage" office:value="0.333333333333333">
            <text:p>33%</text:p>
          </table:table-cell>
          <table:table-cell table:style-name="ce55" table:formula="of:=IF([.C74]&lt;=0;&quot; &quot;;[.E74]/[.C74])" office:value-type="percentage" office:value="0.166666666666667">
            <text:p>17%</text:p>
          </table:table-cell>
          <table:table-cell table:style-name="ce55" table:formula="of:=IF([.D74]&lt;=0;&quot; &quot;;[.E74]/[.D74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5]/[.C75]" office:value-type="percentage" office:value="0.087719298245614">
            <text:p>9%</text:p>
          </table:table-cell>
          <table:table-cell table:style-name="ce55" table:formula="of:=IF([.C75]&lt;=0;&quot; &quot;;[.E75]/[.C75])" office:value-type="percentage" office:value="0.0350877192982456">
            <text:p>4%</text:p>
          </table:table-cell>
          <table:table-cell table:style-name="ce55" table:formula="of:=IF([.D75]&lt;=0;&quot; &quot;;[.E75]/[.D75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6]/[.C76]" office:value-type="percentage" office:value="0.0884955752212389">
            <text:p>9%</text:p>
          </table:table-cell>
          <table:table-cell table:style-name="ce55" table:formula="of:=IF([.C76]&lt;=0;&quot; &quot;;[.E76]/[.C76])" office:value-type="percentage" office:value="0.0530973451327434">
            <text:p>5%</text:p>
          </table:table-cell>
          <table:table-cell table:style-name="ce55" table:formula="of:=IF([.D76]&lt;=0;&quot; &quot;;[.E76]/[.D76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7]/[.C77]" office:value-type="percentage" office:value="0.116279069767442">
            <text:p>12%</text:p>
          </table:table-cell>
          <table:table-cell table:style-name="ce55" table:formula="of:=IF([.C77]&lt;=0;&quot; &quot;;[.E77]/[.C77])" office:value-type="percentage" office:value="0.0813953488372093">
            <text:p>8%</text:p>
          </table:table-cell>
          <table:table-cell table:style-name="ce55" table:formula="of:=IF([.D77]&lt;=0;&quot; &quot;;[.E77]/[.D77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78]&lt;=0;&quot; &quot;;[.D78]/[.C78])" office:value-type="percentage" office:value="0.191780821917808">
            <text:p>19%</text:p>
          </table:table-cell>
          <table:table-cell table:style-name="ce55" table:formula="of:=IF([.C78]&lt;=0;&quot; &quot;;[.E78]/[.C78])" office:value-type="percentage" office:value="0.0958904109589041">
            <text:p>10%</text:p>
          </table:table-cell>
          <table:table-cell table:style-name="ce55" table:formula="of:=IF([.D78]&lt;=0;&quot; &quot;;[.E78]/[.D78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79]&lt;=0;&quot; &quot;;[.D79]/[.C79])" office:value-type="percentage" office:value="0.166666666666667">
            <text:p>17%</text:p>
          </table:table-cell>
          <table:table-cell table:style-name="ce55" table:formula="of:=IF([.C79]&lt;=0;&quot; &quot;;[.E79]/[.C79])" office:value-type="percentage" office:value="0.166666666666667">
            <text:p>17%</text:p>
          </table:table-cell>
          <table:table-cell table:style-name="ce55" table:formula="of:=IF([.D79]&lt;=0;&quot; &quot;;[.E79]/[.D79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269230769230769">
            <text:p>27%</text:p>
          </table:table-cell>
          <table:table-cell table:style-name="ce55" table:formula="of:=IF([.C80]&lt;=0;&quot; &quot;;[.E80]/[.C80])" office:value-type="percentage" office:value="0.134615384615385">
            <text:p>13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55" table:formula="of:=IF([.C81]&lt;=0;&quot; &quot;;[.D81]/[.C81])" office:value-type="percentage" office:value="0">
            <text:p>0%</text:p>
          </table:table-cell>
          <table:table-cell table:style-name="ce55" table:formula="of:=IF([.C81]&lt;=0;&quot; &quot;;[.E81]/[.C81])" office:value-type="percentage" office:value="0">
            <text:p>0%</text:p>
          </table:table-cell>
          <table:table-cell table:style-name="ce55" table:formula="of:=IF([.D81]&lt;=0;&quot; &quot;;[.E81]/[.D81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number-columns-repeated="3" table:style-name="ce28"/>
          <table:table-cell table:style-name="ce55" table:formula="of:=IF([.C82]&lt;=0;&quot; &quot;;[.D82]/[.C82])" office:value-type="string" office:string-value=" ">
            <text:p><text:s/></text:p>
          </table:table-cell>
          <table:table-cell table:style-name="ce55" table:formula="of:=IF([.C82]&lt;=0;&quot; &quot;;[.E82]/[.C82])" office:value-type="string" office:string-value=" ">
            <text:p><text:s/></text:p>
          </table:table-cell>
          <table:table-cell table:style-name="ce55" table:formula="of:=IF([.D82]&lt;=0;&quot; &quot;;[.E82]/[.D82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number-columns-repeated="3" table:style-name="ce28"/>
          <table:table-cell table:style-name="ce55" table:formula="of:=IF([.C83]&lt;=0;&quot; &quot;;[.D83]/[.C83])" office:value-type="string" office:string-value=" ">
            <text:p><text:s/></text:p>
          </table:table-cell>
          <table:table-cell table:style-name="ce55" table:formula="of:=IF([.C83]&lt;=0;&quot; &quot;;[.E83]/[.C83])" office:value-type="string" office:string-value=" ">
            <text:p><text:s/></text:p>
          </table:table-cell>
          <table:table-cell table:style-name="ce55" table:formula="of:=IF([.D83]&lt;=0;&quot; &quot;;[.E83]/[.D83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number-columns-repeated="3" table:style-name="ce28"/>
          <table:table-cell table:style-name="ce55" table:formula="of:=IF([.C84]&lt;=0;&quot; &quot;;[.D84]/[.C84])" office:value-type="string" office:string-value=" ">
            <text:p><text:s/></text:p>
          </table:table-cell>
          <table:table-cell table:style-name="ce55" table:formula="of:=IF([.C84]&lt;=0;&quot; &quot;;[.E84]/[.C84])" office:value-type="string" office:string-value=" ">
            <text:p><text:s/></text:p>
          </table:table-cell>
          <table:table-cell table:style-name="ce55" table:formula="of:=IF([.D84]&lt;=0;&quot; &quot;;[.E84]/[.D84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3:.C84])" office:value-type="float" office:value="428">
            <text:p>428</text:p>
          </table:table-cell>
          <table:table-cell table:style-name="ce29" table:formula="of:=SUM([.D73:.D84])" office:value-type="float" office:value="61">
            <text:p>61</text:p>
          </table:table-cell>
          <table:table-cell table:style-name="ce29" table:formula="of:=SUM([.E73:.E84])" office:value-type="float" office:value="36">
            <text:p>36</text:p>
          </table:table-cell>
          <table:table-cell table:style-name="ce56" table:formula="of:=(SUM([.D73:.D84])/SUM([.C73:.C84]))" office:value-type="percentage" office:value="0.142523364485981">
            <text:p>14.3%</text:p>
          </table:table-cell>
          <table:table-cell table:style-name="ce56" table:formula="of:=(SUM([.E73:.E84])/SUM([.C73:.C84]))" office:value-type="percentage" office:value="0.0841121495327103">
            <text:p>8.4%</text:p>
          </table:table-cell>
          <table:table-cell table:style-name="ce56" table:formula="of:=(SUM([.E73:.E84])/SUM([.D73:.D84]))" office:value-type="percentage" office:value="0.590163934426229">
            <text:p>59.0%</text:p>
          </table:table-cell>
          <table:table-cell table:number-columns-repeated="3"/>
          <table:table-cell table:style-name="ce62" table:number-columns-repeated="1003"/>
          <table:table-cell table:style-name="ce71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1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0]&gt;0;[.C90]-[.C89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1]&gt;0;[.C91]-[.C90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2]&gt;0;[.C92]-[.C9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3]&gt;0;[.C93]-[.C92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4]&gt;0;[.C94]-[.C93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5]&gt;0;[.C95]-[.C9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6]&gt;0;[.C96]-[.C95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7]&gt;0;[.C97]-[.C96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98]&gt;0;[.C98]-[.C9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99]&gt;0;[.C99]-[.C98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0]&gt;0;[.C100]-[.C99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1]&gt;0;[.C101]-[.C100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2]&gt;0;[.C102]-[.C101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3]&gt;0;[.C103]-[.C102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1">
            <text:p>09/01/2015</text:p>
          </table:table-cell>
          <table:table-cell table:style-name="ce31" office:value-type="float" office:value="117">
            <text:p>117</text:p>
          </table:table-cell>
          <table:table-cell table:style-name="ce39" table:formula="of:=IF([.C104]&gt;0;[.C104]-[.C103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2">
            <text:p>09/02/2015</text:p>
          </table:table-cell>
          <table:table-cell table:style-name="ce31" office:value-type="float" office:value="123">
            <text:p>123</text:p>
          </table:table-cell>
          <table:table-cell table:style-name="ce39" table:formula="of:=IF([.C105]&gt;0;[.C105]-[.C104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4">
            <text:p>09/04/2015</text:p>
          </table:table-cell>
          <table:table-cell table:style-name="ce31" office:value-type="float" office:value="130">
            <text:p>130</text:p>
          </table:table-cell>
          <table:table-cell table:style-name="ce39" table:formula="of:=IF([.C106]&gt;0;[.C106]-[.C10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5">
            <text:p>09/05/2015</text:p>
          </table:table-cell>
          <table:table-cell table:style-name="ce31" office:value-type="float" office:value="135">
            <text:p>135</text:p>
          </table:table-cell>
          <table:table-cell table:style-name="ce39" table:formula="of:=IF([.C107]&gt;0;[.C107]-[.C106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9-06">
            <text:p>09/06/2015</text:p>
          </table:table-cell>
          <table:table-cell table:style-name="ce31" office:value-type="float" office:value="140">
            <text:p>140</text:p>
          </table:table-cell>
          <table:table-cell table:style-name="ce39" table:formula="of:=IF([.C108]&gt;0;[.C108]-[.C107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9]&gt;0;[.C109]-[.C108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0]&gt;0;[.C110]-[.C109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1]&gt;0;[.C111]-[.C110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12]&gt;0;[.C112]-[.C111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0:.D112])/COUNT([.B90:.B113])" office:value-type="float" office:value="5.42105263157895">
            <text:p>5.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9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69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9/06/2015</text:date>, <text:time>13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34M52S</meta:editing-duration>
    <meta:editing-cycles>16</meta:editing-cycles>
    <meta:creation-date>2015-08-20T07:27:57.77</meta:creation-date>
    <meta:initial-creator>Bob Batesole</meta:initial-creator>
    <dc:date>2015-09-06T13:34:51.69</dc:date>
    <dc:creator>Bob Batesole</dc:creator>
    <meta:document-statistic meta:table-count="1" meta:cell-count="392" meta:object-count="0"/>
  </office:meta>
</office:document-meta>
</file>